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4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Big Five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 table:number-columns-repeated="6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 table:number-columns-repeated="6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style-name="ce5"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bstruct others' pla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ar for the wors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ugh alou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emand qualit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take my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ust what people s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urn my back o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surprise par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hard to get to know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like concer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my promis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rash deci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heer people up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ll the truth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trust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angry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rk har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irritated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easily intimida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to help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ke char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to daydrea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feel bl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lways bus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act quick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ay my bills on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heat to get ahea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joke a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y to lead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to ea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us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like 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te to seem push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overindul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amus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umble over my wor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lways on the go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get ma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music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back a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use my frien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 creature of habi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lways prepar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ush into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large par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sure of my grou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reak rul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new foo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sult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wary of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orry about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upset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diate jo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ct without think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isrepresent the fac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ntradict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flow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ek quie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ct wild and craz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ok down o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xcel in what I do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o on bing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ick to the rul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crow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a good figh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chang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ste my ti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excitemen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ndle tasks smooth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rry out my pla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easy to satisf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isjudge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mistak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tidy up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crazy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ever splur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nt to be left alo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take it eas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ac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art tasks right aw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get emotiona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lot of fu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ostpone deci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like poet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being reckles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easily annoy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sharp tongu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complai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others' emo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to work at on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't make up my min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se my temp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Yell at peop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act slow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ord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ften eat too much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often in a bad moo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xpress childlike jo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hink highly of myself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ke control of thing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ek danger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ldom daydrea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refer to be alon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lif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ld a grudg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to act on a whim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old back my opin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eel desperat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oast about my virtu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Have little to sa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Make friends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now how to cop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eek adventure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islike loud music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eep my cool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arely get irritated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anic easily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reak my promises.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4" table:number-rows-repeated="1048271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5T17:19:44.837150378</dc:date>
    <meta:editing-duration>PT1H44M23S</meta:editing-duration>
    <meta:editing-cycles>6</meta:editing-cycles>
    <meta:document-statistic meta:table-count="1" meta:cell-count="1522" meta:object-count="0"/>
  </office:meta>
</office:document-meta>
</file>